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ourier New" svg:font-family="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fo:font-weight="bold"/>
    </style:style>
    <style:style style:name="P2" style:family="paragraph" style:parent-style-name="Text_20_body">
      <style:text-properties style:font-name="Arial" fo:language="en" fo:country="US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style:font-name="Arial" fo:font-size="12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2pt" fo:language="en" fo:country="US"/>
    </style:style>
    <style:style style:name="P6" style:family="paragraph" style:parent-style-name="Text_20_body" style:list-style-name="L2">
      <style:paragraph-properties fo:margin-top="0cm" fo:margin-bottom="0cm" loext:contextual-spacing="false"/>
      <style:text-properties style:font-name="Arial" fo:font-size="12pt" fo:language="en" fo:country="US"/>
    </style:style>
    <style:style style:name="P7" style:family="paragraph" style:parent-style-name="Text_20_body" style:list-style-name="L3">
      <style:paragraph-properties fo:margin-top="0cm" fo:margin-bottom="0cm" loext:contextual-spacing="false"/>
      <style:text-properties style:font-name="Arial" fo:font-size="12pt" fo:language="en" fo:country="US"/>
    </style:style>
    <style:style style:name="P8" style:family="paragraph" style:parent-style-name="Text_20_body" style:list-style-name="L4">
      <style:paragraph-properties fo:margin-top="0cm" fo:margin-bottom="0cm" loext:contextual-spacing="false"/>
      <style:text-properties style:font-name="Arial" fo:font-size="12pt" fo:language="en" fo:country="US"/>
    </style:style>
    <style:style style:name="P9" style:family="paragraph" style:parent-style-name="Text_20_body" style:list-style-name="L5">
      <style:paragraph-properties fo:margin-top="0cm" fo:margin-bottom="0cm" loext:contextual-spacing="false"/>
      <style:text-properties style:font-name="Arial" fo:font-size="12pt" fo:language="en" fo:country="US"/>
    </style:style>
    <style:style style:name="T1" style:family="text">
      <style:text-properties style:font-name="Arial" fo:language="en" fo:country="US"/>
    </style:style>
    <style:style style:name="T2" style:family="text">
      <style:text-properties style:font-name="Arial" fo:font-size="12pt"/>
    </style:style>
    <style:style style:name="T3" style:family="text">
      <style:text-properties style:font-name="Arial" fo:font-size="12pt" fo:language="en" fo:country="US"/>
    </style:style>
    <style:style style:name="T4" style:family="text">
      <style:text-properties style:font-name="Arial" fo:font-size="12pt" fo:font-weight="bold"/>
    </style:style>
    <style:style style:name="T5" style:family="text">
      <style:text-properties style:font-name="Arial" fo:font-size="12pt" fo:language="en" fo:country="GB"/>
    </style:style>
    <style:style style:name="T6" style:family="text">
      <style:text-properties style:font-name="Courier New" fo:language="en" fo:country="US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xforms:model id="Model 1">
          <xforms:instance id="Instance 1">
            <instanceData/>
          </xforms:instance>
          <xsd:schema/>
        </xforms:model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bus ID filter and mask</text:p>
      <text:p text:style-name="Text_20_body"><text:span text:style-name="T1">CANBUS is a two-wire, half-duplex, bus based LAN</text:span> <text:span text:style-name="T1">system that is ‘collision free’. Data is BROADCAST onto the bus -THERE IS NO SUCH THNG AS A POINT TO POINT CONNECTION as with data LANs. All nodes receive all broadcast data and decide whether or not that data is relevant. </text:span></text:p>
      <text:p text:style-name="P2">A CANBUS B frame consists of a four byte header (containing a 29-bit identifier), followed by up to 8 data bytes.</text:p>
      <text:p text:style-name="Text_20_body"><text:span text:style-name="T1">A receiving node would examine the identifier to decide if it was relevant (e.g. waiting for a frame with ID 00001567 which contains data to switch on or off a motor). It could do this via software (using a C </text:span><text:span text:style-name="T6">if</text:span> <text:span text:style-name="T1">or </text:span><text:span text:style-name="T6">case</text:span> <text:span text:style-name="T1">statement); in practice the Canbus interface contains firmware to carry out this task using the acceptance filter and mask value to filter out unwanted messages.</text:span></text:p>
      <text:p text:style-name="P3"><text:span text:style-name="T3">The filter mask is</text:span> <text:span text:style-name="T2">used to determine which bits in the identifier of the received frame are compared with the filter</text:span></text:p>
      <text:list xml:id="list44062442833015392" text:style-name="L1">
        <text:list-item>
          <text:p text:style-name="P4">If a mask bit is set to a zero, the corresponding ID bit will automatically be accepted, regardless of the value of the filter bit.</text:p>
        </text:list-item>
        <text:list-item>
          <text:p text:style-name="P4">If a mask bit is set to a one, the corresponding ID bit will be compare with the value of the filter bit; if they match it is accepted otherwise the frame is rejected.</text:p>
        </text:list-item>
      </text:list>
      <text:p text:style-name="P3"/>
      <text:p text:style-name="P3"><text:span text:style-name="T4">Example 1. </text:span><text:span text:style-name="T2">we wish to accept only frames with ID of </text:span><text:span text:style-name="T3">00001567 (hexadecimal values)</text:span></text:p>
      <text:list xml:id="list9192946134261838127" text:style-name="L2">
        <text:list-item>
          <text:p text:style-name="P6">set filter to 00001567</text:p>
        </text:list-item>
        <text:list-item>
          <text:p text:style-name="P6">set mask to 1FFFFFFF</text:p>
        </text:list-item>
      </text:list>
      <text:p text:style-name="P3"/>
      <text:p text:style-name="P5">when a frame arrives its ID is compared with the filter and all bits must match; any frame that does not match ID 00001567 is rejected</text:p>
      <text:p text:style-name="P3"/>
      <text:p text:style-name="P3"><text:span text:style-name="T4">Example 2. </text:span><text:span text:style-name="T2">we wish to accept only frames with IDs of </text:span><text:span text:style-name="T3">00001560 thru to 0000156F</text:span></text:p>
      <text:list xml:id="list2864793057401174080" text:style-name="L3">
        <text:list-item>
          <text:p text:style-name="P7">set filter to 00001560</text:p>
        </text:list-item>
        <text:list-item>
          <text:p text:style-name="P7">set mask to 1FFFFFF0</text:p>
        </text:list-item>
      </text:list>
      <text:p text:style-name="P3"/>
      <text:p text:style-name="P5">when a frame arrives its ID is compared with the filter and all bits except bits 0 to 3 must match; any frame other frame is rejected</text:p>
      <text:p text:style-name="P3"/>
      <text:p text:style-name="P3"/>
      <text:p text:style-name="P3"><text:span text:style-name="T4">Example 3. </text:span><text:span text:style-name="T2">we wish to accept only frames with IDs of </text:span><text:span text:style-name="T3">00001560 thru to 00001567</text:span></text:p>
      <text:list xml:id="list8097416999465815842" text:style-name="L4">
        <text:list-item>
          <text:p text:style-name="P8">set filter to 00001560</text:p>
        </text:list-item>
        <text:list-item>
          <text:p text:style-name="P8">set mask to 1FFFFFF8</text:p>
        </text:list-item>
      </text:list>
      <text:p text:style-name="P3"/>
      <text:p text:style-name="P5">when a frame arrives its ID is compared with the filter and all bits except bits 0 to 2 must match; any frame other frame is rejected</text:p>
      <text:p text:style-name="P3"/>
      <text:p text:style-name="P3"><text:soft-page-break/><text:span text:style-name="T4">Example 4. </text:span><text:span text:style-name="T2">we wish to accept </text:span><text:span text:style-name="T5">any frame</text:span></text:p>
      <text:list xml:id="list2797592084831874082" text:style-name="L5">
        <text:list-item>
          <text:p text:style-name="P9">set filter to 0</text:p>
        </text:list-item>
        <text:list-item>
          <text:p text:style-name="P9">set mask to 0</text:p>
        </text:list-item>
      </text:list>
      <text:p text:style-name="P3"/>
      <text:p text:style-name="P5">all frames are accepted</text:p>
      <text:p text:style-name="P3"/>
      <text:p text:style-name="P5">In practice Canbus interfaces tends to have a number of filters and masks so combinations of IDs can be accepted, e.g. a module that carries out a number of different tasks.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ourier New" svg:font-family="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5:58:20.647819357</meta:creation-date>
    <dc:date>2019-05-29T15:59:10.541237558</dc:date>
    <meta:editing-duration>PT52S</meta:editing-duration>
    <meta:editing-cycles>1</meta:editing-cycles>
    <meta:document-statistic meta:table-count="0" meta:image-count="0" meta:object-count="0" meta:page-count="2" meta:paragraph-count="24" meta:word-count="432" meta:character-count="2240" meta:non-whitespace-character-count="1841"/>
    <meta:generator>LibreOffice/5.1.6.2$Linux_X86_64 LibreOffice_project/10m0$Build-2</meta:generator>
  </office:meta>
</office:document-meta>
</file>